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6.09999990463257pt" style:font-size-complex="7pt"/>
    </style:style>
    <style:style style:name="P2" style:family="paragraph" style:parent-style-name="Standard">
      <style:paragraph-properties fo:text-align="end" style:justify-single-word="false"/>
      <style:text-properties fo:font-size="24pt" style:font-size-asian="21pt" style:font-size-complex="24pt"/>
    </style:style>
    <style:style style:name="P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3">CHOICE</text:p>
      <text:p text:style-name="P1"/>
      <text:p text:style-name="P2">Group DAMAGE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835in" fo:margin-left="0in" fo:margin-right="0.02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</meta:initial-creator>
    <meta:creation-date>2012-04-15T23:17:51</meta:creation-date>
    <dc:date>2012-04-16T00:31:58</dc:date>
    <dc:creator>Nicole </dc:creator>
    <meta:editing-duration>PT1H14M8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1" meta:paragraph-count="2" meta:word-count="3" meta:character-count="22" meta:non-whitespace-character-count="17"/>
  </office:meta>
</office:document-meta>
</file>